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writing-mode="lr-tb" loext:decorative="false"/>
    </style:style>
    <style:style style:name="gr2" style:family="graphic" style:parent-style-name="standard">
      <style:graphic-properties svg:stroke-width="0.3cm" svg:stroke-color="#168253" draw:marker-start-width="0.65cm" draw:marker-end-width="0.65cm" draw:stroke-linejoin="round" svg:stroke-linecap="round" draw:fill="solid" draw:fill-color="#dee6ef" loext:fill-use-slide-background="false" draw:textarea-horizontal-align="justify" draw:textarea-vertical-align="middle" draw:auto-grow-height="false" fo:min-height="23.75cm" fo:min-width="14.5cm" fo:padding-top="0.275cm" fo:padding-bottom="0.275cm" fo:padding-left="0.4cm" fo:padding-right="0.4cm" loext:decorative="false"/>
    </style:style>
    <style:style style:name="gr3" style:family="graphic" style:parent-style-name="objectwithoutfill">
      <style:graphic-properties svg:stroke-width="0.3cm" svg:stroke-color="#000000" draw:marker-start-width="0.65cm" draw:marker-end-width="0.65cm" draw:stroke-linejoin="miter" svg:stroke-linecap="square" draw:fill="none" draw:textarea-vertical-align="middle" fo:padding-top="0.025cm" fo:padding-bottom="0.025cm" fo:padding-left="0.15cm" fo:padding-right="0.15cm" loext:decorative="false"/>
    </style:style>
    <style:style style:name="gr4" style:family="graphic" style:parent-style-name="standard">
      <style:graphic-properties svg:stroke-width="0.1cm" svg:stroke-color="#168253" draw:marker-start-width="0.35cm" draw:marker-end-width="0.35cm" draw:stroke-linejoin="round" svg:stroke-linecap="round" draw:fill="solid" draw:fill-color="#dee6ef" loext:fill-use-slide-background="false" draw:textarea-horizontal-align="justify" draw:textarea-vertical-align="middle" draw:auto-grow-height="false" fo:min-height="23.75cm" fo:min-width="14.5cm" fo:padding-top="0.175cm" fo:padding-bottom="0.175cm" fo:padding-left="0.3cm" fo:padding-right="0.3cm" loext:decorative="false"/>
    </style:style>
    <style:style style:name="gr5" style:family="graphic" style:parent-style-name="objectwithoutfill">
      <style:graphic-properties svg:stroke-width="0.1cm" svg:stroke-color="#168253" draw:marker-start-width="0.35cm" draw:marker-end-width="0.35cm" draw:fill="none" draw:textarea-vertical-align="middle" fo:padding-top="-0.075cm" fo:padding-bottom="-0.075cm" fo:padding-left="0.05cm" fo:padding-right="0.05cm" loext:decorative="false"/>
    </style:style>
    <style:style style:name="gr6" style:family="graphic" style:parent-style-name="standard">
      <style:graphic-properties svg:stroke-width="0.1cm" svg:stroke-color="#168253" draw:marker-start-width="0.35cm" draw:marker-end-width="0.35cm" draw:fill="solid" draw:fill-color="#dee6ef" draw:textarea-horizontal-align="justify" draw:textarea-vertical-align="middle" draw:auto-grow-height="false" fo:min-height="0.586cm" fo:min-width="0.338cm" fo:padding-top="-0.075cm" fo:padding-bottom="-0.075cm" fo:padding-left="0.05cm" fo:padding-right="0.05cm" loext:decorative="false"/>
    </style:style>
    <style:style style:name="gr7" style:family="graphic" style:parent-style-name="standard">
      <style:graphic-properties draw:stroke="none" svg:stroke-width="0.1cm" draw:marker-start-width="0.35cm" draw:marker-end-width="0.35cm" draw:fill="solid" draw:fill-color="#dee6ef" draw:textarea-horizontal-align="justify" draw:textarea-vertical-align="middle" draw:auto-grow-height="false" fo:min-height="15.75cm" fo:min-width="10.5cm" loext:decorative="false"/>
    </style:style>
    <style:style style:name="gr8" style:family="graphic" style:parent-style-name="objectwithoutfill">
      <style:graphic-properties svg:stroke-width="0.1cm" svg:stroke-color="#168253" draw:marker-start-width="0.35cm" draw:marker-end-width="0.35cm" draw:stroke-linejoin="bevel" svg:stroke-linecap="round" draw:fill="none" draw:textarea-vertical-align="middle" fo:padding-top="0.175cm" fo:padding-bottom="0.175cm" fo:padding-left="0.3cm" fo:padding-right="0.3cm" loext:decorative="false"/>
    </style:style>
    <style:style style:name="gr9" style:family="graphic" style:parent-style-name="standard">
      <style:graphic-properties draw:stroke="none" svg:stroke-width="0.1cm" draw:marker-start-width="0.35cm" draw:marker-end-width="0.35cm" draw:fill="solid" draw:fill-color="#dee6ef" draw:textarea-horizontal-align="justify" draw:textarea-vertical-align="middle" draw:auto-grow-height="false" fo:min-height="0cm" fo:min-width="0cm" loext:decorative="false"/>
    </style:style>
    <style:style style:name="gr10" style:family="graphic">
      <style:graphic-properties loext:decorative="false"/>
    </style:style>
    <style:style style:name="gr11" style:family="graphic" style:parent-style-name="objectwithoutfill">
      <style:graphic-properties svg:stroke-width="0.1cm" svg:stroke-color="#168253" draw:marker-start-width="0.35cm" draw:marker-end-width="0.35cm" svg:stroke-linecap="round" draw:fill="solid" draw:fill-color="#dee6ef" draw:textarea-vertical-align="middle" fo:padding-top="0.175cm" fo:padding-bottom="0.175cm" fo:padding-left="0.3cm" fo:padding-right="0.3cm" loext:decorative="false"/>
    </style:style>
    <style:style style:name="gr12" style:family="graphic" style:parent-style-name="standard">
      <style:graphic-properties svg:stroke-width="0.1cm" svg:stroke-color="#168253" draw:marker-start-width="0.35cm" draw:marker-end-width="0.35cm" draw:fill="solid" draw:fill-color="#dee6ef" draw:textarea-horizontal-align="justify" draw:textarea-vertical-align="middle" draw:auto-grow-height="false" fo:min-height="0.651cm" fo:min-width="0.464cm" fo:padding-top="-0.075cm" fo:padding-bottom="-0.075cm" fo:padding-left="0.05cm" fo:padding-right="0.05cm" loext:decorative="false"/>
    </style:style>
    <style:style style:name="P1" style:family="paragraph">
      <loext:graphic-properties draw:fill="solid" draw:fill-color="#dee6ef"/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g draw:style-name="gr1">
          <draw:g draw:style-name="gr1">
            <draw:polygon draw:style-name="gr2" draw:text-style-name="P1" draw:layer="layout" svg:width="7.209cm" svg:height="10.999cm" draw:transform="rotate (-1.5707963267949) translate (17cm 11.499cm)" svg:viewBox="0 0 7210 11000" draw:points="0,11000 0,0 7210,0 7210,11000">
              <text:p/>
            </draw:polygon>
            <draw:line draw:style-name="gr3" draw:text-style-name="P2" draw:layer="layout" svg:x1="6.782cm" svg:y1="16.931cm" svg:x2="7.817cm" svg:y2="13.067cm">
              <text:p/>
            </draw:line>
            <draw:line draw:style-name="gr3" draw:text-style-name="P2" draw:layer="layout" svg:x1="7.882cm" svg:y1="16.931cm" svg:x2="8.917cm" svg:y2="13.067cm">
              <text:p/>
            </draw:line>
            <draw:line draw:style-name="gr3" draw:text-style-name="P2" draw:layer="layout" svg:x1="9.197cm" svg:y1="16.97cm" svg:x2="9.197cm" svg:y2="16.866cm">
              <text:p/>
            </draw:line>
            <draw:line draw:style-name="gr3" draw:text-style-name="P2" draw:layer="layout" svg:x1="10.397cm" svg:y1="16.97cm" svg:x2="10.397cm" svg:y2="16.866cm">
              <text:p/>
            </draw:line>
            <draw:g draw:style-name="gr1">
              <draw:polygon draw:style-name="gr4" draw:text-style-name="P1" draw:layer="layout" svg:width="2.75cm" svg:height="3.999cm" svg:x="13.25cm" svg:y="12.999cm" svg:viewBox="0 0 2751 4000" draw:points="0,4000 0,0 2751,0 2751,4000">
                <text:p/>
              </draw:polygon>
              <draw:line draw:style-name="gr5" draw:text-style-name="P2" draw:layer="layout" svg:x1="14.625cm" svg:y1="13.75cm" svg:x2="15.5cm" svg:y2="13.75cm">
                <text:p/>
              </draw:line>
              <draw:line draw:style-name="gr5" draw:text-style-name="P2" draw:layer="layout" svg:x1="13.75cm" svg:y1="14.249cm" svg:x2="15.501cm" svg:y2="14.249cm">
                <text:p/>
              </draw:line>
              <draw:line draw:style-name="gr5" draw:text-style-name="P2" draw:layer="layout" svg:x1="13.75cm" svg:y1="14.75cm" svg:x2="15.501cm" svg:y2="14.75cm">
                <text:p/>
              </draw:line>
              <draw:line draw:style-name="gr5" draw:text-style-name="P2" draw:layer="layout" svg:x1="13.75cm" svg:y1="15.249cm" svg:x2="15.501cm" svg:y2="15.249cm">
                <text:p/>
              </draw:line>
              <draw:line draw:style-name="gr5" draw:text-style-name="P2" draw:layer="layout" svg:x1="13.75cm" svg:y1="15.75cm" svg:x2="15.501cm" svg:y2="15.75cm">
                <text:p/>
              </draw:line>
              <draw:line draw:style-name="gr5" draw:text-style-name="P2" draw:layer="layout" svg:x1="13.75cm" svg:y1="16.249cm" svg:x2="15.501cm" svg:y2="16.249cm">
                <text:p/>
              </draw:line>
              <draw:custom-shape draw:style-name="gr6" draw:text-style-name="P1" draw:layer="layout" svg:width="0.438cm" svg:height="0.436cm" svg:x="13.875cm" svg:y="13.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  <draw:g draw:style-name="gr1">
            <draw:polygon draw:style-name="gr2" draw:text-style-name="P1" draw:layer="layout" svg:width="7.209cm" svg:height="10.999cm" draw:transform="rotate (-1.5707963267949) translate (16cm 10.5cm)" svg:viewBox="0 0 7210 11000" draw:points="0,11000 0,0 7210,0 7210,11000">
              <text:p/>
            </draw:polygon>
            <draw:line draw:style-name="gr3" draw:text-style-name="P2" draw:layer="layout" svg:x1="5.782cm" svg:y1="15.932cm" svg:x2="6.817cm" svg:y2="12.068cm">
              <text:p/>
            </draw:line>
            <draw:line draw:style-name="gr3" draw:text-style-name="P2" draw:layer="layout" svg:x1="6.882cm" svg:y1="15.932cm" svg:x2="7.917cm" svg:y2="12.068cm">
              <text:p/>
            </draw:line>
            <draw:line draw:style-name="gr3" draw:text-style-name="P2" draw:layer="layout" svg:x1="8.197cm" svg:y1="15.971cm" svg:x2="8.197cm" svg:y2="15.867cm">
              <text:p/>
            </draw:line>
            <draw:line draw:style-name="gr3" draw:text-style-name="P2" draw:layer="layout" svg:x1="9.397cm" svg:y1="15.971cm" svg:x2="9.397cm" svg:y2="15.867cm">
              <text:p/>
            </draw:line>
            <draw:g draw:style-name="gr1">
              <draw:polygon draw:style-name="gr4" draw:text-style-name="P1" draw:layer="layout" svg:width="2.75cm" svg:height="3.999cm" svg:x="12.25cm" svg:y="12cm" svg:viewBox="0 0 2751 4000" draw:points="0,4000 0,0 2751,0 2751,4000">
                <text:p/>
              </draw:polygon>
              <draw:line draw:style-name="gr5" draw:text-style-name="P2" draw:layer="layout" svg:x1="13.625cm" svg:y1="12.751cm" svg:x2="14.5cm" svg:y2="12.751cm">
                <text:p/>
              </draw:line>
              <draw:line draw:style-name="gr5" draw:text-style-name="P2" draw:layer="layout" svg:x1="12.75cm" svg:y1="13.25cm" svg:x2="14.501cm" svg:y2="13.25cm">
                <text:p/>
              </draw:line>
              <draw:line draw:style-name="gr5" draw:text-style-name="P2" draw:layer="layout" svg:x1="12.75cm" svg:y1="13.751cm" svg:x2="14.501cm" svg:y2="13.751cm">
                <text:p/>
              </draw:line>
              <draw:line draw:style-name="gr5" draw:text-style-name="P2" draw:layer="layout" svg:x1="12.75cm" svg:y1="14.25cm" svg:x2="14.501cm" svg:y2="14.25cm">
                <text:p/>
              </draw:line>
              <draw:line draw:style-name="gr5" draw:text-style-name="P2" draw:layer="layout" svg:x1="12.75cm" svg:y1="14.751cm" svg:x2="14.501cm" svg:y2="14.751cm">
                <text:p/>
              </draw:line>
              <draw:line draw:style-name="gr5" draw:text-style-name="P2" draw:layer="layout" svg:x1="12.75cm" svg:y1="15.25cm" svg:x2="14.501cm" svg:y2="15.25cm">
                <text:p/>
              </draw:line>
              <draw:custom-shape draw:style-name="gr6" draw:text-style-name="P1" draw:layer="layout" svg:width="0.438cm" svg:height="0.436cm" svg:x="12.875cm" svg:y="12.50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  <draw:g draw:style-name="gr1">
            <draw:polygon draw:style-name="gr2" draw:text-style-name="P1" draw:layer="layout" svg:width="7.209cm" svg:height="10.999cm" draw:transform="rotate (-1.5707963267949) translate (15cm 9.5cm)" svg:viewBox="0 0 7210 11000" draw:points="0,11000 0,0 7210,0 7210,11000">
              <text:p/>
            </draw:polygon>
            <draw:line draw:style-name="gr3" draw:text-style-name="P2" draw:layer="layout" svg:x1="4.782cm" svg:y1="14.932cm" svg:x2="5.817cm" svg:y2="11.068cm">
              <text:p/>
            </draw:line>
            <draw:line draw:style-name="gr3" draw:text-style-name="P2" draw:layer="layout" svg:x1="5.882cm" svg:y1="14.932cm" svg:x2="6.917cm" svg:y2="11.068cm">
              <text:p/>
            </draw:line>
            <draw:line draw:style-name="gr3" draw:text-style-name="P2" draw:layer="layout" svg:x1="7.197cm" svg:y1="14.971cm" svg:x2="7.197cm" svg:y2="14.867cm">
              <text:p/>
            </draw:line>
            <draw:line draw:style-name="gr3" draw:text-style-name="P2" draw:layer="layout" svg:x1="8.397cm" svg:y1="14.971cm" svg:x2="8.397cm" svg:y2="14.867cm">
              <text:p/>
            </draw:line>
            <draw:g draw:style-name="gr1">
              <draw:polygon draw:style-name="gr7" draw:text-style-name="P1" draw:layer="layout" svg:width="2.749cm" svg:height="3.999cm" svg:x="11.25cm" svg:y="11.049cm" svg:viewBox="0 0 2750 4000" draw:points="750,0 2750,0 2750,4000 0,4000 0,750">
                <text:p/>
              </draw:polygon>
              <draw:line draw:style-name="gr8" draw:text-style-name="P2" draw:layer="layout" svg:x1="12.563cm" svg:y1="12.299cm" svg:x2="13.466cm" svg:y2="12.289cm">
                <text:p/>
              </draw:line>
              <draw:line draw:style-name="gr8" draw:text-style-name="P2" draw:layer="layout" svg:x1="11.715cm" svg:y1="13.289cm" svg:x2="13.465cm" svg:y2="13.289cm">
                <text:p/>
              </draw:line>
              <draw:line draw:style-name="gr8" draw:text-style-name="P2" draw:layer="layout" svg:x1="11.715cm" svg:y1="13.789cm" svg:x2="13.465cm" svg:y2="13.789cm">
                <text:p/>
              </draw:line>
              <draw:line draw:style-name="gr8" draw:text-style-name="P2" draw:layer="layout" svg:x1="11.715cm" svg:y1="12.789cm" svg:x2="13.465cm" svg:y2="12.789cm">
                <text:p/>
              </draw:line>
              <draw:custom-shape draw:style-name="gr9" draw:text-style-name="P1" draw:layer="layout" svg:width="0.75cm" svg:height="0.75cm" draw:transform="rotate (1.5707963267949) translate (11.25cm 11.799cm)">
                <text:p/>
                <draw:enhanced-geometry svg:viewBox="0 0 21600 21600" draw:glue-points="0 0 0 10800 0 21600 10800 21600 21600 21600 10800 10800" draw:text-areas="1900 12700 12700 19700" draw:type="right-triangle" draw:enhanced-path="M 0 0 L 21600 21600 0 21600 0 0 Z N"/>
              </draw:custom-shape>
              <draw:g draw:style-name="gr10">
                <draw:line draw:style-name="gr11" draw:text-style-name="P1" draw:layer="layout" svg:x1="11.25cm" svg:y1="15.049cm" svg:x2="14cm" svg:y2="15.049cm">
                  <text:p/>
                </draw:line>
                <draw:line draw:style-name="gr11" draw:text-style-name="P1" draw:layer="layout" svg:x1="11.25cm" svg:y1="15.049cm" svg:x2="11.25cm" svg:y2="11.799cm">
                  <text:p/>
                </draw:line>
                <draw:line draw:style-name="gr11" draw:text-style-name="P1" draw:layer="layout" svg:x1="12cm" svg:y1="11.049cm" svg:x2="14cm" svg:y2="11.049cm">
                  <text:p/>
                </draw:line>
                <draw:line draw:style-name="gr11" draw:text-style-name="P1" draw:layer="layout" svg:x1="14cm" svg:y1="11.049cm" svg:x2="14cm" svg:y2="15.049cm">
                  <text:p/>
                </draw:line>
                <draw:line draw:style-name="gr11" draw:text-style-name="P1" draw:layer="layout" svg:x1="12cm" svg:y1="11.049cm" svg:x2="11.25cm" svg:y2="11.799cm">
                  <text:p/>
                </draw:line>
                <draw:line draw:style-name="gr11" draw:text-style-name="P1" draw:layer="layout" svg:x1="11.263cm" svg:y1="11.799cm" svg:x2="12.013cm" svg:y2="11.799cm">
                  <text:p/>
                </draw:line>
                <draw:line draw:style-name="gr11" draw:text-style-name="P1" draw:layer="layout" svg:x1="12.025cm" svg:y1="11.049cm" svg:x2="12.025cm" svg:y2="11.799cm">
                  <text:p/>
                </draw:line>
              </draw:g>
              <draw:line draw:style-name="gr8" draw:text-style-name="P2" draw:layer="layout" svg:x1="11.715cm" svg:y1="14.289cm" svg:x2="13.465cm" svg:y2="14.289cm">
                <text:p/>
              </draw:line>
              <draw:custom-shape draw:style-name="gr12" draw:text-style-name="P1" draw:layer="layout" svg:width="0.564cm" svg:height="0.501cm" svg:x="11.762cm" svg:y="12.036cm">
                <text:p/>
                <draw:enhanced-geometry svg:viewBox="0 0 21600 21600" draw:type="rectangle" draw:enhanced-path="M 0 0 L 21600 0 21600 21600 0 21600 0 0 Z N"/>
              </draw:custom-shape>
            </draw:g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.5cm" svg:stroke-color="#3465a4" draw:marker-start-width="0.95cm" draw:marker-start-center="false" draw:marker-end-width="0.95cm" draw:marker-end-center="false" draw:stroke-linejoin="bevel" svg:stroke-linecap="round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10-15T09:11:34.272000000</meta:creation-date>
    <dc:date>2025-12-02T15:03:10.902000000</dc:date>
    <meta:editing-duration>PT6H47M45S</meta:editing-duration>
    <meta:editing-cycles>19</meta:editing-cycles>
    <meta:generator>LibreOffice/24.2.4.2$Windows_X86_64 LibreOffice_project/51a6219feb6075d9a4c46691dcfe0cd9c4fff3c2</meta:generator>
    <meta:document-statistic meta:object-count="54"/>
  </office:meta>
</office:document-meta>
</file>